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09_12-31-58_000.jpg</text:p>
          </table:table-cell>
          <table:table-cell table:style-name="ce19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09_15-30-06_000.jpg</text:p>
          </table:table-cell>
          <table:table-cell table:style-name="ce4" office:value-type="string">
            <text:p>:m RES 1*4 / free# JVEMV6 68#_35:1 / 68. theoretical-physics(tp) / w=(T_ij*A_i=B_j);固有値；固有ベクトル；(T_ij*A_i=λ*A_i);特性方程式；,topics=~,other=orig+:(T_11-λ)(T_22-λ)(T_33-λ),s=~,i=~,doc=r-1-5~7#2</text:p>
          </table:table-cell>
          <table:table-cell table:style-name="ce4"/>
          <table:table-cell table:style-name="ce4"/>
          <table:table-cell table:style-name="ce4" office:value-type="string">
            <text:p>N-35-35-28.62854 E-139-34-48.885498</text:p>
          </table:table-cell>
          <table:table-cell table:style-name="ce38" table:formula="of:=IF([.E3]=&quot;&quot;;[.C3];CONCATENATE([.C3];&quot; / &quot;;[.E3]))" office:value-type="string" office:string-value=":m RES 1*4 / free# JVEMV6 68#_35:1 / 68. theoretical-physics(tp) / w=(T_ij*A_i=B_j);固有値；固有ベクトル；(T_ij*A_i=λ*A_i);特性方程式；,topics=~,other=orig+:(T_11-λ)(T_22-λ)(T_33-λ),s=~,i=~,doc=r-1-5~7#2">
            <text:p>:m RES 1*4 / free# JVEMV6 68#_35:1 / 68. theoretical-physics(tp) / w=(T_ij*A_i=B_j);固有値；固有ベクトル；(T_ij*A_i=λ*A_i);特性方程式；,topics=~,other=orig+:(T_11-λ)(T_22-λ)(T_33-λ),s=~,i=~,doc=r-1-5~7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09_15-30-35_000.jpg</text:p>
          </table:table-cell>
          <table:table-cell table:style-name="ce19" office:value-type="string">
            <text:p>:m RES 2*4 / free# JVEMV6 68#_35:1 / 68. theoretical-physics(tp) / w=~,topics=~,other=orig+:(T_11-λ)(T_22-λ)(T_33-λ),s=~,i=~,doc=r-1-5~7#2</text:p>
          </table:table-cell>
          <table:table-cell table:style-name="ce19"/>
          <table:table-cell table:style-name="ce4"/>
          <table:table-cell table:style-name="ce4" office:value-type="string">
            <text:p>N-35-35-28.601074 E-139-34-48.940429</text:p>
          </table:table-cell>
          <table:table-cell table:style-name="ce38" table:formula="of:=IF([.E4]=&quot;&quot;;[.C4];CONCATENATE([.C4];&quot; / &quot;;[.E4]))" office:value-type="string" office:string-value=":m RES 2*4 / free# JVEMV6 68#_35:1 / 68. theoretical-physics(tp) / w=~,topics=~,other=orig+:(T_11-λ)(T_22-λ)(T_33-λ),s=~,i=~,doc=r-1-5~7#2">
            <text:p>:m RES 2*4 / free# JVEMV6 68#_35:1 / 68. theoretical-physics(tp) / w=~,topics=~,other=orig+:(T_11-λ)(T_22-λ)(T_33-λ),s=~,i=~,doc=r-1-5~7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09_15-30-56_000.jpg</text:p>
          </table:table-cell>
          <table:table-cell table:style-name="ce8" office:value-type="string">
            <text:p>:m RES 3*4 / free# JVEMV6 68#_35:1 / 68. theoretical-physics(tp) / w=~,topics=~,other=orig+:(T_11-λ)(T_22-λ)(T_33-λ);seg-1(余談);,s=~,i=~,doc=r-1-5~7#2.1</text:p>
          </table:table-cell>
          <table:table-cell table:style-name="ce20"/>
          <table:table-cell table:style-name="ce4"/>
          <table:table-cell table:style-name="ce4" office:value-type="string">
            <text:p>N-35-35-28.601074 E-139-34-48.885498</text:p>
          </table:table-cell>
          <table:table-cell table:style-name="ce38" table:formula="of:=IF([.E5]=&quot;&quot;;[.C5];CONCATENATE([.C5];&quot; / &quot;;[.E5]))" office:value-type="string" office:string-value=":m RES 3*4 / free# JVEMV6 68#_35:1 / 68. theoretical-physics(tp) / w=~,topics=~,other=orig+:(T_11-λ)(T_22-λ)(T_33-λ);seg-1(余談);,s=~,i=~,doc=r-1-5~7#2.1">
            <text:p>:m RES 3*4 / free# JVEMV6 68#_35:1 / 68. theoretical-physics(tp) / w=~,topics=~,other=orig+:(T_11-λ)(T_22-λ)(T_33-λ);seg-1(余談);,s=~,i=~,doc=r-1-5~7#2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09_15-31-14_000.jpg</text:p>
          </table:table-cell>
          <table:table-cell table:style-name="ce8" office:value-type="string">
            <text:p>:m RES 4*4 / free# JVEMV6 68#_35:1 / 68. theoretical-physics(tp) / w=~,topics=~,other=orig+:(x-a)(x-b)(x-c);seg-2;seg-3;,s=~,i=~,doc=r-1-5~7#2.1</text:p>
          </table:table-cell>
          <table:table-cell table:style-name="ce19"/>
          <table:table-cell table:style-name="ce4"/>
          <table:table-cell table:style-name="ce4" office:value-type="string">
            <text:p>N-35-35-28.614807 E-139-34-48.830566</text:p>
          </table:table-cell>
          <table:table-cell table:style-name="ce38" table:formula="of:=IF([.E6]=&quot;&quot;;[.C6];CONCATENATE([.C6];&quot; / &quot;;[.E6]))" office:value-type="string" office:string-value=":m RES 4*4 / free# JVEMV6 68#_35:1 / 68. theoretical-physics(tp) / w=~,topics=~,other=orig+:(x-a)(x-b)(x-c);seg-2;seg-3;,s=~,i=~,doc=r-1-5~7#2.1">
            <text:p>:m RES 4*4 / free# JVEMV6 68#_35:1 / 68. theoretical-physics(tp) / w=~,topics=~,other=orig+:(x-a)(x-b)(x-c);seg-2;seg-3;,s=~,i=~,doc=r-1-5~7#2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09_21-03-46_000.jpg</text:p>
          </table:table-cell>
          <table:table-cell table:style-name="ce8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8.642272 E-139-34-48.995361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09_23-12-09_000.jpg</text:p>
          </table:table-cell>
          <table:table-cell table:style-name="ce8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風呂から出たところ,apparatus=~,injury=掻き傷：皮膚は破れている：裂傷、２箇所ぐらい：裂傷部位、皮膚表面が剥がれている、直径５ｍｍほどか、円形に近く,other=この日は、処置を施していない；様子を記録する為に撮影する</text:p>
          </table:table-cell>
          <table:table-cell table:style-name="ce17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8" table:formula="of:=IF([.E8]=&quot;&quot;;[.C8];CONCATENATE([.C8];&quot; / &quot;;[.E8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風呂から出たところ,apparatus=~,injury=掻き傷：皮膚は破れている：裂傷、２箇所ぐらい：裂傷部位、皮膚表面が剥がれている、直径５ｍｍほどか、円形に近く,other=この日は、処置を施していない；様子を記録する為に撮影する">
            <text:p>:m 記録 / 身体 / ケガ / loc=左手：手の甲：第２指（人差し指）：第１関節,cause=地面の上で滑って、手を壁についたとき、擦った。,loc-incident=宮前平公園,id=2021-07-02_23-47-58_000.jpg,phase=風呂から出たところ,apparatus=~,injury=掻き傷：皮膚は破れている：裂傷、２箇所ぐらい：裂傷部位、皮膚表面が剥がれている、直径５ｍｍほどか、円形に近く,other=この日は、処置を施していない；様子を記録する為に撮影す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10_07-17-27_000.jpg</text:p>
          </table:table-cell>
          <table:table-cell table:style-name="ce17" office:value-type="string">
            <text:p>:m :PHOTO 起きた時刻 / 2021</text:p>
          </table:table-cell>
          <table:table-cell table:style-name="ce20"/>
          <table:table-cell table:style-name="ce4"/>
          <table:table-cell table:style-name="ce4" office:value-type="string">
            <text:p>N-35-35-28.601074 E-139-34-48.995361</text:p>
          </table:table-cell>
          <table:table-cell table:style-name="ce38" table:formula="of:=IF([.E9]=&quot;&quot;;[.C9];CONCATENATE([.C9];&quot; / &quot;;[.E9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10_07-18-59_000.jpg</text:p>
          </table:table-cell>
          <table:table-cell table:style-name="ce19" office:value-type="string">
            <text:p>:m :lets / action activity / やること / genre=pur / content=ヤフオク、篠笛 ||| :m :lets / action activity / やること / genre=知る；読もう / content=日本の民話、読もう；そこに流れる思想とは ||| :m :lets / action activity / やること / genre=やること / content=文献から、思想を抽出する、その手続きを定式化しよう、i.e.言葉で書き出そう；行動からも、抽出</text:p>
          </table:table-cell>
          <table:table-cell table:style-name="ce19"/>
          <table:table-cell table:style-name="ce4"/>
          <table:table-cell table:style-name="ce4" office:value-type="string">
            <text:p>N-35-35-28.546142 E-139-34-48.885498</text:p>
          </table:table-cell>
          <table:table-cell table:style-name="ce38" table:formula="of:=IF([.E10]=&quot;&quot;;[.C10];CONCATENATE([.C10];&quot; / &quot;;[.E10]))" office:value-type="string" office:string-value=":m :lets / action activity / やること / genre=pur / content=ヤフオク、篠笛 ||| :m :lets / action activity / やること / genre=知る；読もう / content=日本の民話、読もう；そこに流れる思想とは ||| :m :lets / action activity / やること / genre=やること / content=文献から、思想を抽出する、その手続きを定式化しよう、i.e.言葉で書き出そう；行動からも、抽出">
            <text:p>:m :lets / action activity / やること / genre=pur / content=ヤフオク、篠笛 ||| :m :lets / action activity / やること / genre=知る；読もう / content=日本の民話、読もう；そこに流れる思想とは ||| :m :lets / action activity / やること / genre=やること / content=文献から、思想を抽出する、その手続きを定式化しよう、i.e.言葉で書き出そう；行動からも、抽出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10_07-24-37_000.jpg</text:p>
          </table:table-cell>
          <table:table-cell table:style-name="ce20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/>
          <table:table-cell table:style-name="ce4" office:value-type="string">
            <text:p>N-35-35-29.315185 E-139-34-49.599609</text:p>
          </table:table-cell>
          <table:table-cell table:style-name="ce38" table:formula="of:=IF([.E11]=&quot;&quot;;[.C11];CONCATENATE([.C11];&quot; / &quot;;[.E11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10_01-08-30_000.mp4</text:p>
          </table:table-cell>
          <table:table-cell table:style-name="ce8" office:value-type="string">
            <text:p>:VIDEO / @自宅 / メモ / kb,keyboard / 演奏、play / k-2021-0601-4 / genr=free-play:two-chord-music,key=~,chords=C;F,for=~,memo=~,tempo=~,Re~,R=1,notes=~,other=accompany-for:shinobue</text:p>
          </table:table-cell>
          <table:table-cell table:style-name="ce17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VIDEO / @自宅 / メモ / kb,keyboard / 演奏、play / k-2021-0601-4 / genr=free-play:two-chord-music,key=~,chords=C;F,for=~,memo=~,tempo=~,Re~,R=1,notes=~,other=accompany-for:shinobue">
            <text:p>:VIDEO / @自宅 / メモ / kb,keyboard / 演奏、play / k-2021-0601-4 / genr=free-play:two-chord-music,key=~,chords=C;F,for=~,memo=~,tempo=~,Re~,R=1,notes=~,other=accompany-for:shinobue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8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7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0">2021/07/10</text:date>, <text:time>08:43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10T08:43:28.34</dc:date>
    <dc:creator>iwabuchi ken</dc:creator>
    <meta:editing-duration>P35DT1H6M39S</meta:editing-duration>
    <meta:editing-cycles>12906</meta:editing-cycles>
    <meta:document-statistic meta:table-count="1" meta:cell-count="354" meta:object-count="0"/>
  </office:meta>
</office:document-meta>
</file>